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frac>
        <mrow>
          <mi mathvariant="normal">Δ</mi>
          <mi>v</mi>
        </mrow>
        <mrow>
          <mi mathvariant="normal">Δ</mi>
          <mi>t</mi>
        </mrow>
      </mfrac>
    </mrow>
    <annotation encoding="StarMath 5.0">a ~=~ {%DELTA v} over {%DELTA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08:23.335000000</meta:creation-date>
    <dc:date>2015-01-29T10:10:37.764000000</dc:date>
    <meta:editing-duration>PT2M13S</meta:editing-duration>
    <meta:editing-cycles>3</meta:editing-cycles>
    <meta:generator>LibreOffice/4.3.4.1$Windows_x86 LibreOffice_project/bc356b2f991740509f321d70e4512a6a54c5f243</meta:generator>
  </office:meta>
</office:document-meta>
</file>